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Matching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Points Total</text:p>
          </table:table-cell>
          <table:table-cell table:style-name="ce1" office:value-type="string" calcext:value-type="string">
            <text:p>Points on Vehicle</text:p>
          </table:table-cell>
          <table:table-cell table:style-name="ce1" office:value-type="string" calcext:value-type="string">
            <text:p>Detector Time [ms]</text:p>
          </table:table-cell>
          <table:table-cell table:style-name="ce1" office:value-type="string" calcext:value-type="string">
            <text:p>Descriptor Time [ms]</text:p>
          </table:table-cell>
          <table:table-cell table:style-name="ce1" office:value-type="string" calcext:value-type="string">
            <text:p>Combination Time [ms]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5.4107" calcext:value-type="float">
            <text:p>15.4107</text:p>
          </table:table-cell>
          <table:table-cell office:value-type="float" office:value="221.892" calcext:value-type="float">
            <text:p>221.892</text:p>
          </table:table-cell>
          <table:table-cell office:value-type="float" office:value="237.338" calcext:value-type="float">
            <text:p>237.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1.6695" calcext:value-type="float">
            <text:p>11.6695</text:p>
          </table:table-cell>
          <table:table-cell office:value-type="float" office:value="219.632" calcext:value-type="float">
            <text:p>219.632</text:p>
          </table:table-cell>
          <table:table-cell office:value-type="float" office:value="231.302" calcext:value-type="float">
            <text:p>231.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32.1242" calcext:value-type="float">
            <text:p>32.1242</text:p>
          </table:table-cell>
          <table:table-cell office:value-type="float" office:value="277.294" calcext:value-type="float">
            <text:p>277.294</text:p>
          </table:table-cell>
          <table:table-cell office:value-type="float" office:value="309.418" calcext:value-type="float">
            <text:p>309.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2.5489" calcext:value-type="float">
            <text:p>12.5489</text:p>
          </table:table-cell>
          <table:table-cell office:value-type="float" office:value="249.07" calcext:value-type="float">
            <text:p>249.07</text:p>
          </table:table-cell>
          <table:table-cell office:value-type="float" office:value="261.619" calcext:value-type="float">
            <text:p>261.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7.6303" calcext:value-type="float">
            <text:p>17.6303</text:p>
          </table:table-cell>
          <table:table-cell office:value-type="float" office:value="229.118" calcext:value-type="float">
            <text:p>229.118</text:p>
          </table:table-cell>
          <table:table-cell office:value-type="float" office:value="246.748" calcext:value-type="float">
            <text:p>246.7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2.2583" calcext:value-type="float">
            <text:p>12.2583</text:p>
          </table:table-cell>
          <table:table-cell office:value-type="float" office:value="241.14" calcext:value-type="float">
            <text:p>241.14</text:p>
          </table:table-cell>
          <table:table-cell office:value-type="float" office:value="253.399" calcext:value-type="float">
            <text:p>253.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4.5229" calcext:value-type="float">
            <text:p>14.5229</text:p>
          </table:table-cell>
          <table:table-cell office:value-type="float" office:value="249.682" calcext:value-type="float">
            <text:p>249.682</text:p>
          </table:table-cell>
          <table:table-cell office:value-type="float" office:value="264.205" calcext:value-type="float">
            <text:p>264.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0.8333" calcext:value-type="float">
            <text:p>20.8333</text:p>
          </table:table-cell>
          <table:table-cell office:value-type="float" office:value="230.411" calcext:value-type="float">
            <text:p>230.411</text:p>
          </table:table-cell>
          <table:table-cell office:value-type="float" office:value="251.244" calcext:value-type="float">
            <text:p>251.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3.0714" calcext:value-type="float">
            <text:p>23.0714</text:p>
          </table:table-cell>
          <table:table-cell office:value-type="float" office:value="233.873" calcext:value-type="float">
            <text:p>233.873</text:p>
          </table:table-cell>
          <table:table-cell office:value-type="float" office:value="256.944" calcext:value-type="float">
            <text:p>256.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12.4209" calcext:value-type="float">
            <text:p>12.4209</text:p>
          </table:table-cell>
          <table:table-cell office:value-type="float" office:value="234.743" calcext:value-type="float">
            <text:p>234.743</text:p>
          </table:table-cell>
          <table:table-cell office:value-type="float" office:value="247.164" calcext:value-type="float">
            <text:p>247.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5.2617" calcext:value-type="float">
            <text:p>15.2617</text:p>
          </table:table-cell>
          <table:table-cell office:value-type="float" office:value="0.991882" calcext:value-type="float">
            <text:p>0.991882</text:p>
          </table:table-cell>
          <table:table-cell office:value-type="float" office:value="16.2536" calcext:value-type="float">
            <text:p>16.2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2.6491" calcext:value-type="float">
            <text:p>12.6491</text:p>
          </table:table-cell>
          <table:table-cell office:value-type="float" office:value="0.934655" calcext:value-type="float">
            <text:p>0.934655</text:p>
          </table:table-cell>
          <table:table-cell office:value-type="float" office:value="13.5837" calcext:value-type="float">
            <text:p>13.5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38.229" calcext:value-type="float">
            <text:p>38.229</text:p>
          </table:table-cell>
          <table:table-cell office:value-type="float" office:value="3.11772" calcext:value-type="float">
            <text:p>3.11772</text:p>
          </table:table-cell>
          <table:table-cell office:value-type="float" office:value="41.3467" calcext:value-type="float">
            <text:p>41.3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2.7864" calcext:value-type="float">
            <text:p>12.7864</text:p>
          </table:table-cell>
          <table:table-cell office:value-type="float" office:value="1.14095" calcext:value-type="float">
            <text:p>1.14095</text:p>
          </table:table-cell>
          <table:table-cell office:value-type="float" office:value="13.9273" calcext:value-type="float">
            <text:p>13.9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31.9243" calcext:value-type="float">
            <text:p>31.9243</text:p>
          </table:table-cell>
          <table:table-cell office:value-type="float" office:value="1.64144" calcext:value-type="float">
            <text:p>1.64144</text:p>
          </table:table-cell>
          <table:table-cell office:value-type="float" office:value="33.5658" calcext:value-type="float">
            <text:p>33.5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5.48" calcext:value-type="float">
            <text:p>15.48</text:p>
          </table:table-cell>
          <table:table-cell office:value-type="float" office:value="3.81483" calcext:value-type="float">
            <text:p>3.81483</text:p>
          </table:table-cell>
          <table:table-cell office:value-type="float" office:value="19.2948" calcext:value-type="float">
            <text:p>19.29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61.5708" calcext:value-type="float">
            <text:p>61.5708</text:p>
          </table:table-cell>
          <table:table-cell office:value-type="float" office:value="2.49928" calcext:value-type="float">
            <text:p>2.49928</text:p>
          </table:table-cell>
          <table:table-cell office:value-type="float" office:value="64.0701" calcext:value-type="float">
            <text:p>64.0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4.5305" calcext:value-type="float">
            <text:p>24.5305</text:p>
          </table:table-cell>
          <table:table-cell office:value-type="float" office:value="1.72071" calcext:value-type="float">
            <text:p>1.72071</text:p>
          </table:table-cell>
          <table:table-cell office:value-type="float" office:value="26.2512" calcext:value-type="float">
            <text:p>26.2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2.3763" calcext:value-type="float">
            <text:p>12.3763</text:p>
          </table:table-cell>
          <table:table-cell office:value-type="float" office:value="2.14665" calcext:value-type="float">
            <text:p>2.14665</text:p>
          </table:table-cell>
          <table:table-cell office:value-type="float" office:value="14.5229" calcext:value-type="float">
            <text:p>14.5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4.6689" calcext:value-type="float">
            <text:p>24.6689</text:p>
          </table:table-cell>
          <table:table-cell office:value-type="float" office:value="3.7869" calcext:value-type="float">
            <text:p>3.7869</text:p>
          </table:table-cell>
          <table:table-cell office:value-type="float" office:value="28.4558" calcext:value-type="float">
            <text:p>28.4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5.0025" calcext:value-type="float">
            <text:p>15.0025</text:p>
          </table:table-cell>
          <table:table-cell office:value-type="float" office:value="3.82927" calcext:value-type="float">
            <text:p>3.82927</text:p>
          </table:table-cell>
          <table:table-cell office:value-type="float" office:value="18.8318" calcext:value-type="float">
            <text:p>18.8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3.7377" calcext:value-type="float">
            <text:p>13.7377</text:p>
          </table:table-cell>
          <table:table-cell office:value-type="float" office:value="1.3798" calcext:value-type="float">
            <text:p>1.3798</text:p>
          </table:table-cell>
          <table:table-cell office:value-type="float" office:value="15.1175" calcext:value-type="float">
            <text:p>15.1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36.0836" calcext:value-type="float">
            <text:p>36.0836</text:p>
          </table:table-cell>
          <table:table-cell office:value-type="float" office:value="2.38186" calcext:value-type="float">
            <text:p>2.38186</text:p>
          </table:table-cell>
          <table:table-cell office:value-type="float" office:value="38.4655" calcext:value-type="float">
            <text:p>38.4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5.8055" calcext:value-type="float">
            <text:p>25.8055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26.8931" calcext:value-type="float">
            <text:p>26.8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8.1578" calcext:value-type="float">
            <text:p>18.1578</text:p>
          </table:table-cell>
          <table:table-cell office:value-type="float" office:value="2.02535" calcext:value-type="float">
            <text:p>2.02535</text:p>
          </table:table-cell>
          <table:table-cell office:value-type="float" office:value="20.1832" calcext:value-type="float">
            <text:p>20.18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5.7873" calcext:value-type="float">
            <text:p>25.7873</text:p>
          </table:table-cell>
          <table:table-cell office:value-type="float" office:value="1.22695" calcext:value-type="float">
            <text:p>1.22695</text:p>
          </table:table-cell>
          <table:table-cell office:value-type="float" office:value="27.0143" calcext:value-type="float">
            <text:p>27.0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7.682" calcext:value-type="float">
            <text:p>27.682</text:p>
          </table:table-cell>
          <table:table-cell office:value-type="float" office:value="1.23541" calcext:value-type="float">
            <text:p>1.23541</text:p>
          </table:table-cell>
          <table:table-cell office:value-type="float" office:value="28.9174" calcext:value-type="float">
            <text:p>28.9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9.5887" calcext:value-type="float">
            <text:p>19.5887</text:p>
          </table:table-cell>
          <table:table-cell office:value-type="float" office:value="1.11307" calcext:value-type="float">
            <text:p>1.11307</text:p>
          </table:table-cell>
          <table:table-cell office:value-type="float" office:value="20.7018" calcext:value-type="float">
            <text:p>20.7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4.2615" calcext:value-type="float">
            <text:p>14.2615</text:p>
          </table:table-cell>
          <table:table-cell office:value-type="float" office:value="2.11905" calcext:value-type="float">
            <text:p>2.11905</text:p>
          </table:table-cell>
          <table:table-cell office:value-type="float" office:value="16.3805" calcext:value-type="float">
            <text:p>16.3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15.9222" calcext:value-type="float">
            <text:p>15.9222</text:p>
          </table:table-cell>
          <table:table-cell office:value-type="float" office:value="1.22376" calcext:value-type="float">
            <text:p>1.22376</text:p>
          </table:table-cell>
          <table:table-cell office:value-type="float" office:value="17.1459" calcext:value-type="float">
            <text:p>17.14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29.8069" calcext:value-type="float">
            <text:p>29.8069</text:p>
          </table:table-cell>
          <table:table-cell office:value-type="float" office:value="47.9361" calcext:value-type="float">
            <text:p>47.9361</text:p>
          </table:table-cell>
          <table:table-cell office:value-type="float" office:value="77.743" calcext:value-type="float">
            <text:p>77.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2.2818" calcext:value-type="float">
            <text:p>12.2818</text:p>
          </table:table-cell>
          <table:table-cell office:value-type="float" office:value="35.1486" calcext:value-type="float">
            <text:p>35.1486</text:p>
          </table:table-cell>
          <table:table-cell office:value-type="float" office:value="47.4304" calcext:value-type="float">
            <text:p>47.4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6.9184" calcext:value-type="float">
            <text:p>16.9184</text:p>
          </table:table-cell>
          <table:table-cell office:value-type="float" office:value="41.549" calcext:value-type="float">
            <text:p>41.549</text:p>
          </table:table-cell>
          <table:table-cell office:value-type="float" office:value="58.4674" calcext:value-type="float">
            <text:p>58.46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40.4638" calcext:value-type="float">
            <text:p>40.4638</text:p>
          </table:table-cell>
          <table:table-cell office:value-type="float" office:value="67.0015" calcext:value-type="float">
            <text:p>67.0015</text:p>
          </table:table-cell>
          <table:table-cell office:value-type="float" office:value="107.465" calcext:value-type="float">
            <text:p>107.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5.6221" calcext:value-type="float">
            <text:p>15.6221</text:p>
          </table:table-cell>
          <table:table-cell office:value-type="float" office:value="44.4223" calcext:value-type="float">
            <text:p>44.4223</text:p>
          </table:table-cell>
          <table:table-cell office:value-type="float" office:value="60.0443" calcext:value-type="float">
            <text:p>60.04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9.0069" calcext:value-type="float">
            <text:p>19.0069</text:p>
          </table:table-cell>
          <table:table-cell office:value-type="float" office:value="58.0655" calcext:value-type="float">
            <text:p>58.0655</text:p>
          </table:table-cell>
          <table:table-cell office:value-type="float" office:value="77.0725" calcext:value-type="float">
            <text:p>77.0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51.7655" calcext:value-type="float">
            <text:p>51.7655</text:p>
          </table:table-cell>
          <table:table-cell office:value-type="float" office:value="92.5709" calcext:value-type="float">
            <text:p>92.5709</text:p>
          </table:table-cell>
          <table:table-cell office:value-type="float" office:value="144.336" calcext:value-type="float">
            <text:p>144.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34.0713" calcext:value-type="float">
            <text:p>34.0713</text:p>
          </table:table-cell>
          <table:table-cell office:value-type="float" office:value="43.7518" calcext:value-type="float">
            <text:p>43.7518</text:p>
          </table:table-cell>
          <table:table-cell office:value-type="float" office:value="77.8231" calcext:value-type="float">
            <text:p>77.8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47.2708" calcext:value-type="float">
            <text:p>47.2708</text:p>
          </table:table-cell>
          <table:table-cell office:value-type="float" office:value="71.9635" calcext:value-type="float">
            <text:p>71.9635</text:p>
          </table:table-cell>
          <table:table-cell office:value-type="float" office:value="119.234" calcext:value-type="float">
            <text:p>119.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17.6123" calcext:value-type="float">
            <text:p>17.6123</text:p>
          </table:table-cell>
          <table:table-cell office:value-type="float" office:value="58.2829" calcext:value-type="float">
            <text:p>58.2829</text:p>
          </table:table-cell>
          <table:table-cell office:value-type="float" office:value="75.8952" calcext:value-type="float">
            <text:p>75.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5.7257" calcext:value-type="float">
            <text:p>15.7257</text:p>
          </table:table-cell>
          <table:table-cell office:value-type="float" office:value="26.4722" calcext:value-type="float">
            <text:p>26.4722</text:p>
          </table:table-cell>
          <table:table-cell office:value-type="float" office:value="42.1979" calcext:value-type="float">
            <text:p>42.19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5.1188" calcext:value-type="float">
            <text:p>15.1188</text:p>
          </table:table-cell>
          <table:table-cell office:value-type="float" office:value="19.9956" calcext:value-type="float">
            <text:p>19.9956</text:p>
          </table:table-cell>
          <table:table-cell office:value-type="float" office:value="35.1144" calcext:value-type="float">
            <text:p>35.1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7.8434" calcext:value-type="float">
            <text:p>17.8434</text:p>
          </table:table-cell>
          <table:table-cell office:value-type="float" office:value="21.1503" calcext:value-type="float">
            <text:p>21.1503</text:p>
          </table:table-cell>
          <table:table-cell office:value-type="float" office:value="38.9937" calcext:value-type="float">
            <text:p>38.9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6.2335" calcext:value-type="float">
            <text:p>26.2335</text:p>
          </table:table-cell>
          <table:table-cell office:value-type="float" office:value="36.5451" calcext:value-type="float">
            <text:p>36.5451</text:p>
          </table:table-cell>
          <table:table-cell office:value-type="float" office:value="62.7786" calcext:value-type="float">
            <text:p>62.77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45.2206" calcext:value-type="float">
            <text:p>45.2206</text:p>
          </table:table-cell>
          <table:table-cell office:value-type="float" office:value="52.1997" calcext:value-type="float">
            <text:p>52.1997</text:p>
          </table:table-cell>
          <table:table-cell office:value-type="float" office:value="97.4203" calcext:value-type="float">
            <text:p>97.42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6.3501" calcext:value-type="float">
            <text:p>26.3501</text:p>
          </table:table-cell>
          <table:table-cell office:value-type="float" office:value="24.1251" calcext:value-type="float">
            <text:p>24.1251</text:p>
          </table:table-cell>
          <table:table-cell office:value-type="float" office:value="50.4753" calcext:value-type="float">
            <text:p>50.4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53.2543" calcext:value-type="float">
            <text:p>53.2543</text:p>
          </table:table-cell>
          <table:table-cell office:value-type="float" office:value="33.1395" calcext:value-type="float">
            <text:p>33.1395</text:p>
          </table:table-cell>
          <table:table-cell office:value-type="float" office:value="86.3938" calcext:value-type="float">
            <text:p>86.3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7.4778" calcext:value-type="float">
            <text:p>17.4778</text:p>
          </table:table-cell>
          <table:table-cell office:value-type="float" office:value="21.5178" calcext:value-type="float">
            <text:p>21.5178</text:p>
          </table:table-cell>
          <table:table-cell office:value-type="float" office:value="38.9956" calcext:value-type="float">
            <text:p>38.9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8.8651" calcext:value-type="float">
            <text:p>18.8651</text:p>
          </table:table-cell>
          <table:table-cell office:value-type="float" office:value="29.2169" calcext:value-type="float">
            <text:p>29.2169</text:p>
          </table:table-cell>
          <table:table-cell office:value-type="float" office:value="48.082" calcext:value-type="float">
            <text:p>48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-TOMASI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16.6077" calcext:value-type="float">
            <text:p>16.6077</text:p>
          </table:table-cell>
          <table:table-cell office:value-type="float" office:value="26.8898" calcext:value-type="float">
            <text:p>26.8898</text:p>
          </table:table-cell>
          <table:table-cell office:value-type="float" office:value="43.4975" calcext:value-type="float">
            <text:p>43.4975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3.3798" calcext:value-type="float">
            <text:p>13.3798</text:p>
          </table:table-cell>
          <table:table-cell office:value-type="float" office:value="224.229" calcext:value-type="float">
            <text:p>224.229</text:p>
          </table:table-cell>
          <table:table-cell office:value-type="float" office:value="237.609" calcext:value-type="float">
            <text:p>237.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2.9889" calcext:value-type="float">
            <text:p>12.9889</text:p>
          </table:table-cell>
          <table:table-cell office:value-type="float" office:value="218.805" calcext:value-type="float">
            <text:p>218.805</text:p>
          </table:table-cell>
          <table:table-cell office:value-type="float" office:value="231.794" calcext:value-type="float">
            <text:p>231.7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19.0585" calcext:value-type="float">
            <text:p>19.0585</text:p>
          </table:table-cell>
          <table:table-cell office:value-type="float" office:value="251.091" calcext:value-type="float">
            <text:p>251.091</text:p>
          </table:table-cell>
          <table:table-cell office:value-type="float" office:value="270.151" calcext:value-type="float">
            <text:p>270.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7.9349" calcext:value-type="float">
            <text:p>17.9349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293.853" calcext:value-type="float">
            <text:p>293.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39.3528" calcext:value-type="float">
            <text:p>39.3528</text:p>
          </table:table-cell>
          <table:table-cell office:value-type="float" office:value="261.763" calcext:value-type="float">
            <text:p>261.763</text:p>
          </table:table-cell>
          <table:table-cell office:value-type="float" office:value="301.116" calcext:value-type="float">
            <text:p>301.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14.2407" calcext:value-type="float">
            <text:p>14.2407</text:p>
          </table:table-cell>
          <table:table-cell office:value-type="float" office:value="266.482" calcext:value-type="float">
            <text:p>266.482</text:p>
          </table:table-cell>
          <table:table-cell office:value-type="float" office:value="280.722" calcext:value-type="float">
            <text:p>280.7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2.3306" calcext:value-type="float">
            <text:p>12.3306</text:p>
          </table:table-cell>
          <table:table-cell office:value-type="float" office:value="253.756" calcext:value-type="float">
            <text:p>253.756</text:p>
          </table:table-cell>
          <table:table-cell office:value-type="float" office:value="266.086" calcext:value-type="float">
            <text:p>266.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34.4075" calcext:value-type="float">
            <text:p>34.4075</text:p>
          </table:table-cell>
          <table:table-cell office:value-type="float" office:value="292.428" calcext:value-type="float">
            <text:p>292.428</text:p>
          </table:table-cell>
          <table:table-cell office:value-type="float" office:value="326.835" calcext:value-type="float">
            <text:p>326.8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66.1106" calcext:value-type="float">
            <text:p>66.1106</text:p>
          </table:table-cell>
          <table:table-cell office:value-type="float" office:value="282.025" calcext:value-type="float">
            <text:p>282.025</text:p>
          </table:table-cell>
          <table:table-cell office:value-type="float" office:value="348.136" calcext:value-type="float">
            <text:p>348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13.1436" calcext:value-type="float">
            <text:p>13.1436</text:p>
          </table:table-cell>
          <table:table-cell office:value-type="float" office:value="264.613" calcext:value-type="float">
            <text:p>264.613</text:p>
          </table:table-cell>
          <table:table-cell office:value-type="float" office:value="277.756" calcext:value-type="float">
            <text:p>277.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3.703" calcext:value-type="float">
            <text:p>13.703</text:p>
          </table:table-cell>
          <table:table-cell office:value-type="float" office:value="0.255364" calcext:value-type="float">
            <text:p>0.255364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2">
          <table:table-cell table:style-name="ce2" table:number-columns-repeated="102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Only AKAZE-AKAZE work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3:41:21.232149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3:11:24.741607048</meta:creation-date>
    <meta:generator>LibreOffice/6.0.7.3$Linux_X86_64 LibreOffice_project/00m0$Build-3</meta:generator>
    <dc:date>2020-02-11T01:35:49.962590485</dc:date>
    <meta:editing-duration>PT1H8M10S</meta:editing-duration>
    <meta:editing-cycles>33</meta:editing-cycles>
    <meta:document-statistic meta:table-count="1" meta:cell-count="2682" meta:object-count="0"/>
  </office:meta>
</office:document-meta>
</file>